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400*"/>
    </style:style>
    <style:style style:name="Table55.E" style:family="table-column">
      <style:table-column-properties style:column-width="5.9722in" style:rel-column-width="8600*"/>
    </style:style>
    <style:style style:name="Table55.A1" style:family="table-cell">
      <style:table-cell-properties fo:padding="0.0382in" fo:border-left="0.0007in solid #000000" fo:border-right="none" fo:border-top="0.0007in solid #000000" fo:border-bottom="0.0007in solid #000000"/>
    </style:style>
    <style:style style:name="Table55.E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E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de">
      <style:text-properties fo:font-size="12pt" fo:font-weight="bold" style:font-size-asian="12pt" style:font-weight-asian="bold" style:font-size-complex="12pt" style:font-weight-complex="bold"/>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7.0602in" style:type="right" style:leader-style="dotted" style:leader-text="."/>
        </style:tab-stops>
      </style:paragraph-properties>
    </style:style>
    <style:style style:name="P31" style:family="paragraph" style:parent-style-name="Contents_20_2">
      <style:paragraph-properties>
        <style:tab-stops>
          <style:tab-stop style:position="6.8839in" style:type="right"/>
        </style:tab-stops>
      </style:paragraph-properties>
    </style:style>
    <style:style style:name="P32" style:family="paragraph" style:parent-style-name="Table_20_Contents">
      <style:paragraph-properties fo:text-align="center" style:justify-single-word="false"/>
      <style:text-properties style:font-name="Arial Black" fo:font-size="14pt" style:font-size-asian="14pt" style:font-size-complex="14p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Index_20_1">
      <style:paragraph-properties>
        <style:tab-stops>
          <style:tab-stop style:position="7.0807in" style:type="right"/>
        </style:tab-stops>
      </style:paragraph-properties>
    </style:style>
    <style:style style:name="P36" style:family="paragraph" style:parent-style-name="Index_20_Separator">
      <style:paragraph-properties>
        <style:tab-stops/>
      </style:paragraph-properties>
    </style:style>
    <style:style style:name="P37" style:family="paragraph" style:parent-style-name="Text_20_body" style:master-page-name="Standard">
      <style:paragraph-properties style:page-number="auto"/>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paragraph-properties fo:text-align="justify" style:justify-single-word="false"/>
    </style:style>
    <style:style style:name="P41" style:family="paragraph" style:parent-style-name="Text_20_body" style:list-style-name="L3">
      <style:paragraph-properties fo:text-align="justify" style:justify-single-word="false"/>
    </style:style>
    <style:style style:name="P42" style:family="paragraph" style:parent-style-name="Text_20_body" style:list-style-name="L5">
      <style:paragraph-properties fo:text-align="justify" style:justify-single-word="false"/>
    </style:style>
    <style:style style:name="P43" style:family="paragraph" style:parent-style-name="Text_20_body" style:list-style-name="L1">
      <style:paragraph-properties fo:text-align="justify" style:justify-single-word="false"/>
    </style:style>
    <style:style style:name="P44" style:family="paragraph" style:parent-style-name="Text_20_body" style:list-style-name="L8">
      <style:paragraph-properties fo:text-align="justify" style:justify-single-word="false"/>
    </style:style>
    <style:style style:name="P45" style:family="paragraph" style:parent-style-name="Text_20_body" style:list-style-name="L10">
      <style:paragraph-properties fo:text-align="justify" style:justify-single-word="false"/>
    </style:style>
    <style:style style:name="P46" style:family="paragraph" style:parent-style-name="Text_20_body" style:list-style-name="L11">
      <style:paragraph-properties fo:text-align="justify" style:justify-single-word="false"/>
    </style:style>
    <style:style style:name="P47" style:family="paragraph" style:parent-style-name="Text_20_body" style:list-style-name="L12">
      <style:paragraph-properties fo:text-align="justify" style:justify-single-word="false"/>
    </style:style>
    <style:style style:name="P48" style:family="paragraph" style:parent-style-name="Text_20_body" style:list-style-name="L13">
      <style:paragraph-properties fo:text-align="justify" style:justify-single-word="false"/>
    </style:style>
    <style:style style:name="P49" style:family="paragraph" style:parent-style-name="Text_20_body" style:list-style-name="L14">
      <style:paragraph-properties fo:text-align="justify" style:justify-single-word="false"/>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9">Table of Contents</text:p>
          </text:index-title>
          <text:p text:style-name="P30">The MIT License (MIT).<text:tab/>5</text:p>
          <text:p text:style-name="P30">Introduction<text:tab/>6</text:p>
          <text:p text:style-name="P31">About the name fOOrth<text:tab/>6</text:p>
          <text:p text:style-name="P31">How fOOrth came to be<text:tab/>6</text:p>
          <text:p text:style-name="P31">Goals and Principles<text:tab/>7</text:p>
          <text:p text:style-name="P31">Report Card<text:tab/>8</text:p>
          <text:p text:style-name="P31">Special Note<text:tab/>8</text:p>
          <text:p text:style-name="P30">Installation<text:tab/>9</text:p>
          <text:p text:style-name="P31">Ruby<text:tab/>9</text:p>
          <text:p text:style-name="P31">fOOrth<text:tab/>9</text:p>
          <text:p text:style-name="P31">Running fOOrth<text:tab/>10</text:p>
          <text:p text:style-name="P31">Source Archive<text:tab/>10</text:p>
          <text:p text:style-name="P30">First Steps<text:tab/>11</text:p>
          <text:p text:style-name="P30">The Syntax and Style of fOOrth<text:tab/>13</text:p>
          <text:p text:style-name="P31">Syntax<text:tab/>13</text:p>
          <text:p text:style-name="P31">Spaces<text:tab/>13</text:p>
          <text:p text:style-name="P31">Comments<text:tab/>13</text:p>
          <text:p text:style-name="P31">String Literals<text:tab/>13</text:p>
          <text:p text:style-name="P31">Numeric Literals<text:tab/>14</text:p>
          <text:p text:style-name="P30">A fOOrth Calculator<text:tab/>15</text:p>
          <text:p text:style-name="P31">The Basics<text:tab/>15</text:p>
          <text:p text:style-name="P31">Stack Manipulation<text:tab/>16</text:p>
          <text:p text:style-name="P31">Programming<text:tab/>18</text:p>
          <text:p text:style-name="P31">Control Structures<text:tab/>19</text:p>
          <text:p text:style-name="P31">Data Memory<text:tab/>19</text:p>
          <text:p text:style-name="P30">The Class Tree<text:tab/>20</text:p>
          <text:p text:style-name="P31">A Brief Overview<text:tab/>20</text:p>
          <text:p text:style-name="P30">Method Mapping<text:tab/>22</text:p>
          <text:p text:style-name="P30">Routing<text:tab/>23</text:p>
          <text:p text:style-name="P31">Routing Internals<text:tab/>24</text:p>
          <text:p text:style-name="P30">Handling Exceptions<text:tab/>26</text:p>
          <text:p text:style-name="P31">fOOrth Native Exception Codes:<text:tab/>26</text:p>
          <text:p text:style-name="P30">Array<text:tab/>27</text:p>
          <text:p text:style-name="P31">Array Literals<text:tab/>27</text:p>
          <text:p text:style-name="P31">Class Methods<text:tab/>27</text:p>
          <text:p text:style-name="P31">Instance Methods<text:tab/>27</text:p>
          <text:p text:style-name="P31">See Also<text:tab/>27</text:p>
          <text:p text:style-name="P30">Class<text:tab/>28</text:p>
          <text:p text:style-name="P31">Instance Methods<text:tab/>28</text:p>
          <text:p text:style-name="P31">See Also<text:tab/>28</text:p>
          <text:p text:style-name="P30">Complex<text:tab/>29</text:p>
          <text:p text:style-name="P31">Complex Literals<text:tab/>29</text:p>
          <text:p text:style-name="P31">Instance Methods<text:tab/>30</text:p>
          <text:p text:style-name="P31">Instance Stubs<text:tab/>30</text:p>
          <text:p text:style-name="P31">See Also<text:tab/>30</text:p>
          <text:p text:style-name="P30">Exception<text:tab/>31</text:p>
          <text:p text:style-name="P30">FalseClass<text:tab/>32</text:p>
          <text:p text:style-name="P31">Instance Methods<text:tab/>32</text:p>
          <text:p text:style-name="P31">See Also<text:tab/>32</text:p>
          <text:p text:style-name="P30">Float<text:tab/>34</text:p>
          <text:p text:style-name="P31">Float Literals<text:tab/>34</text:p>
          <text:p text:style-name="P31">See Also<text:tab/>34</text:p>
          <text:p text:style-name="P30">Hash<text:tab/>35</text:p>
          <text:p text:style-name="P31">Hash Literals<text:tab/>35</text:p>
          <text:p text:style-name="P31">Instance Methods<text:tab/>35</text:p>
          <text:p text:style-name="P31">See Also<text:tab/>35</text:p>
          <text:p text:style-name="P30">InStream<text:tab/>36</text:p>
          <text:p text:style-name="P31">Class Methods<text:tab/>36</text:p>
          <text:p text:style-name="P31">Instance Methods<text:tab/>36</text:p>
          <text:p text:style-name="P31">See Also<text:tab/>36</text:p>
          <text:p text:style-name="P30">Integer<text:tab/>37</text:p>
          <text:p text:style-name="P31">Integer Literals<text:tab/>37</text:p>
          <text:p text:style-name="P31">Instance Methods<text:tab/>37</text:p>
          <text:p text:style-name="P31">See Also<text:tab/>37</text:p>
          <text:p text:style-name="P30">MaxNumeric<text:tab/>39</text:p>
          <text:p text:style-name="P30">MinNumeric<text:tab/>40</text:p>
          <text:p text:style-name="P30">NilClass<text:tab/>41</text:p>
          <text:p text:style-name="P31">Instance Methods<text:tab/>41</text:p>
          <text:p text:style-name="P31">See Also<text:tab/>41</text:p>
          <text:p text:style-name="P30">Numeric<text:tab/>42</text:p>
          <text:p text:style-name="P31">Instance Methods<text:tab/>42</text:p>
          <text:p text:style-name="P31">See Also<text:tab/>42</text:p>
          <text:p text:style-name="P30">Object<text:tab/>43</text:p>
          <text:p text:style-name="P31">Instance Methods<text:tab/>43</text:p>
          <text:p text:style-name="P31">See Also<text:tab/>52</text:p>
          <text:p text:style-name="P30">OutStream<text:tab/>53</text:p>
          <text:p text:style-name="P31">Class Methods<text:tab/>53</text:p>
          <text:p text:style-name="P31">Instance Methods<text:tab/>53</text:p>
          <text:p text:style-name="P31">Class Stubs<text:tab/>53</text:p>
          <text:p text:style-name="P31">See Also<text:tab/>53</text:p>
          <text:p text:style-name="P30">Procedure<text:tab/>54</text:p>
          <text:p text:style-name="P31">Procedure Literals<text:tab/>54</text:p>
          <text:p text:style-name="P31">Instance Methods<text:tab/>54</text:p>
          <text:p text:style-name="P31">See Also<text:tab/>54</text:p>
          <text:p text:style-name="P30"><text:soft-page-break/>Queue<text:tab/>55</text:p>
          <text:p text:style-name="P31">Instance Methods<text:tab/>55</text:p>
          <text:p text:style-name="P31">See Also<text:tab/>55</text:p>
          <text:p text:style-name="P30">Rational<text:tab/>56</text:p>
          <text:p text:style-name="P31">Rational Literals<text:tab/>56</text:p>
          <text:p text:style-name="P31">Instance Methods<text:tab/>56</text:p>
          <text:p text:style-name="P31">See Also<text:tab/>57</text:p>
          <text:p text:style-name="P30">Stack<text:tab/>58</text:p>
          <text:p text:style-name="P31">Instance Methods<text:tab/>58</text:p>
          <text:p text:style-name="P31">See Also<text:tab/>58</text:p>
          <text:p text:style-name="P30">String<text:tab/>59</text:p>
          <text:p text:style-name="P31">String Literals<text:tab/>59</text:p>
          <text:p text:style-name="P31">Instance Methods<text:tab/>59</text:p>
          <text:p text:style-name="P31">See Also<text:tab/>59</text:p>
          <text:p text:style-name="P30">Thread<text:tab/>60</text:p>
          <text:p text:style-name="P31">Class Methods<text:tab/>60</text:p>
          <text:p text:style-name="P31">Instance Methods<text:tab/>60</text:p>
          <text:p text:style-name="P31">See Also<text:tab/>60</text:p>
          <text:p text:style-name="P30">TrueClass<text:tab/>61</text:p>
          <text:p text:style-name="P31">See Also<text:tab/>61</text:p>
          <text:p text:style-name="P30">VirtualMachine<text:tab/>62</text:p>
          <text:p text:style-name="P31">Instance Methods<text:tab/>62</text:p>
          <text:p text:style-name="P31">Commands<text:tab/>64</text:p>
          <text:p text:style-name="P31">See Also<text:tab/>65</text:p>
          <text:p text:style-name="P30">Appendix A – Symbol Glossary<text:tab/>66</text:p>
          <text:p text:style-name="P30">Appendix B – Regular Expressions<text:tab/>68</text:p>
          <text:p text:style-name="P30">Edit History:<text:tab/>70</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835068973803285105" text:style-name="L1">
        <text:list-item>
          <text:p text:style-name="P38">A Simple, Easy-to-Understand syntax that is none the less, Expressive and Compact:</text:p>
        </text:list-item>
      </text:list>
      <text:list xml:id="list641487960858676152" text:style-name="L2">
        <text:list-item>
          <text:list>
            <text:list-item>
              <text:p text:style-name="P39">Source code in fOOrth is free-form with no line oriented limitations or rules.</text:p>
            </text:list-item>
            <text:list-item>
              <text:p text:style-name="P39">Support is given to the easy representation of common literal data such as strings, integers, floating point numbers, rational numbers, and complex numbers.</text:p>
            </text:list-item>
          </text:list>
        </text:list-item>
      </text:list>
      <text:list xml:id="list39326452" text:continue-list="list5835068973803285105" text:style-name="L1">
        <text:list-item>
          <text:p text:style-name="P38">Safe Data and Data Structures:</text:p>
        </text:list-item>
      </text:list>
      <text:list xml:id="list5669329511204680496" text:style-name="L3">
        <text:list-item>
          <text:list>
            <text:list-item>
              <text:p text:style-name="P41">Simple, reliable arithmetic. In fOOrth, integer operations never overflow. Rational values can be represented exactly, complex numbers are supported, and conversions between numeric types are simple.</text:p>
            </text:list-item>
            <text:list-item>
              <text:p text:style-name="P41">Strings grow as needed without the need to allocate space or worry about overflow.</text:p>
            </text:list-item>
            <text:list-item>
              <text:p text:style-name="P41">Data containers such as arrays and hashes grow as needed. Out of range subscripts <text:soft-page-break/>cannot access undefined memory regions. </text:p>
            </text:list-item>
          </text:list>
        </text:list-item>
      </text:list>
      <text:list xml:id="list39323309" text:continue-list="list39326452" text:style-name="L1">
        <text:list-item>
          <text:p text:style-name="P38">Message Passing:</text:p>
        </text:list-item>
      </text:list>
      <text:list xml:id="list4494639481446293883" text:style-name="L4">
        <text:list-item>
          <text:list>
            <text:list-item>
              <text:p text:style-name="P50">In fOOrth all actions take the form of messages sent to a receiver.</text:p>
            </text:list-item>
            <text:list-item>
              <text:p text:style-name="P50">The routing of messages is specified by the exact type of the message.</text:p>
            </text:list-item>
            <text:list-item>
              <text:p text:style-name="P50">Message receivers include data items on the stack as well as the virtual machine object associated with the current thread of execution.</text:p>
            </text:list-item>
            <text:list-item>
              <text:p text:style-name="P50">Messages for which no routing specification can be found, generate an error at compile time.</text:p>
            </text:list-item>
          </text:list>
        </text:list-item>
      </text:list>
      <text:list xml:id="list39327366" text:continue-list="list39323309" text:style-name="L1">
        <text:list-item>
          <text:p text:style-name="P38">Object Oriented Design:</text:p>
        </text:list-item>
      </text:list>
      <text:list xml:id="list8801305454303338415" text:style-name="L5">
        <text:list-item>
          <text:list>
            <text:list-item>
              <text:p text:style-name="P42">Support class based inheritance, with a non-cyclic (single inheritance) tree derived from a common base Object class.</text:p>
            </text:list-item>
            <text:list-item>
              <text:p text:style-name="P51">Support late binding and polymorphism through message interface compatibility or “duck” typing.</text:p>
            </text:list-item>
          </text:list>
        </text:list-item>
      </text:list>
      <text:list xml:id="list39311329" text:continue-list="list39327366" text:style-name="L1">
        <text:list-item>
          <text:p text:style-name="P38">Meta programming: </text:p>
        </text:list-item>
      </text:list>
      <text:list xml:id="list3492013667421079106" text:style-name="L6">
        <text:list-item>
          <text:list>
            <text:list-item>
              <text:p text:style-name="P52">Support extensible language constructs by making the compiler an accessible part of the system.</text:p>
            </text:list-item>
          </text:list>
        </text:list-item>
      </text:list>
      <text:list xml:id="list39316304" text:continue-list="list39311329" text:style-name="L1">
        <text:list-item>
          <text:p text:style-name="P38">Reliability:</text:p>
        </text:list-item>
      </text:list>
      <text:list xml:id="list4303970400896501991" text:style-name="L7">
        <text:list-item>
          <text:list>
            <text:list-item>
              <text:p text:style-name="P53">Errors should be detected as soon as possible. </text:p>
            </text:list-item>
            <text:list-item>
              <text:p text:style-name="P53">Language constructs should not be designed in a way that causes simple coding errors to spin off into infinite loops. </text:p>
            </text:list-item>
          </text:list>
        </text:list-item>
      </text:list>
      <text:list xml:id="list39316461" text:continue-list="list39316304" text:style-name="L1">
        <text:list-item>
          <text:p text:style-name="P43">Building on the host language:</text:p>
        </text:list-item>
      </text:list>
      <text:list xml:id="list2060515923700652204" text:style-name="L8">
        <text:list-item>
          <text:list>
            <text:list-item>
              <text:p text:style-name="P4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348782535900071723" text:style-name="L9">
        <text:list-item>
          <text:p text:style-name="P54">ruby 1.9.3p484 (2013-11-22) [i386-mingw32]</text:p>
        </text:list-item>
        <text:list-item>
          <text:p text:style-name="P54">ruby 2.1.5p273 (2014-11-13 revision 48405) [i386-mingw32]</text:p>
        </text:list-item>
        <text:list-item>
          <text:p text:style-name="P54">Rubinius – to be tested!</text:p>
        </text:list-item>
        <text:list-item>
          <text:p text:style-name="P54">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27770252"/>Rake<text:alphabetical-index-mark-end text:id="IMark12777025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27770252"/>Demo.rb<text:alphabetical-index-mark-end text:id="IMark1277702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27859568"/>drop<text:alphabetical-index-mark-end text:id="IMark12785956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27859568"/>dup<text:alphabetical-index-mark-end text:id="IMark12785956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27859568"/>nip<text:alphabetical-index-mark-end text:id="IMark12785956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27859568"/>over<text:alphabetical-index-mark-end text:id="IMark12785956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27859568"/>pick<text:alphabetical-index-mark-end text:id="IMark12785956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27859568"/>swap<text:alphabetical-index-mark-end text:id="IMark12785956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27859568"/>tuck<text:alphabetical-index-mark-end text:id="IMark12785956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432188230308599589" text:style-name="L10">
        <text:list-item>
          <text:p text:style-name="P45">To store return addresses for word calls. In fOOrth this is handled by the Ruby virtual machine.</text:p>
        </text:list-item>
        <text:list-item>
          <text:p text:style-name="P45">To store context for control structures. In fOOrth the context mechanism provides for a far richer and more reliable set of control, compile, and data structures.</text:p>
        </text:list-item>
        <text:list-item>
          <text:p text:style-name="P4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Exception</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Queu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27858032"/>Classes<text:alphabetical-index-mark-end text:id="IMark12785803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27858032"/>Inheritance<text:alphabetical-index-mark-end text:id="IMark12785803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27858032"/>Methods<text:alphabetical-index-mark-end text:id="IMark127858032"/></text:h>
      <text:p text:style-name="P3">All code in fOOrth is contained in methods. A method is a fragment of code that an object uses to respond to a message that has been sent to that object. In fOOrth there are three sorts of methods:</text:p>
      <text:list xml:id="list4128138593856770878" text:style-name="L11">
        <text:list-item>
          <text:p text:style-name="P46">Shared: Methods that are common to all instances of the class that contains them.</text:p>
        </text:list-item>
        <text:list-item>
          <text:p text:style-name="P46">Exclusive: Methods that are defined for one and only one object (and all of its clones that are created <text:span text:style-name="T2">after</text:span> the exclusive method is defined.).</text:p>
        </text:list-item>
        <text:list-item>
          <text:p text:style-name="P46">Local: Methods that are created in a context and are accessible only in that context. When the context concludes, these methods are no longer accessible.</text:p>
        </text:list-item>
      </text:list>
      <text:h text:style-name="Heading_20_3" text:outline-level="3"><text:alphabetical-index-mark-start text:id="IMark127856784"/>Late Binding<text:alphabetical-index-mark-end text:id="IMark127856784"/> and <text:alphabetical-index-mark-start text:id="IMark127860240"/>Polymorphism<text:alphabetical-index-mark-end text:id="IMark12786024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27860240"/>Method Mapping<text:alphabetical-index-mark-end text:id="IMark12786024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6620908485564601428" text:style-name="L12">
        <text:list-item>
          <text:p text:style-name="P47">The strings used by fOOrth needed to be converted to Ruby symbols to allow code to be executed in Ruby.</text:p>
        </text:list-item>
        <text:list-item>
          <text:p text:style-name="P47">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7">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27856784"/>SymbolMap<text:alphabetical-index-mark-end text:id="IMark127856784"/> class. This class creates mappings in one of two ways:</text:p>
      <text:list xml:id="list8813159740291356294" text:style-name="L13">
        <text:list-item>
          <text:p text:style-name="P4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27856784"/>Routing<text:alphabetical-index-mark-end text:id="IMark12785678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741809991834703613" text:style-name="L14">
        <text:list-item>
          <text:p text:style-name="P49">The defining word used to create the method.</text:p>
        </text:list-item>
        <text:list-item>
          <text:p text:style-name="P49">The receiver of the defining word used to create the method.</text:p>
        </text:list-item>
        <text:list-item>
          <text:p text:style-name="P49">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27859568"/>:<text:alphabetical-index-mark-end text:id="IMark127859568"/></text:p>
          </table:table-cell>
          <table:table-cell table:style-name="Table9.A2" office:value-type="string">
            <text:p text:style-name="P10">N/A</text:p>
          </table:table-cell>
          <table:table-cell table:style-name="Table9.A2" office:value-type="string">
            <text:p text:style-name="P17">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27859568"/>.:<text:alphabetical-index-mark-end text:id="IMark1278595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27859568"/>.::<text:alphabetical-index-mark-end text:id="IMark12785956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7473724"/>do_map_name<text:alphabetical-index-mark-end text:id="IMark9747372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4"/>
        <table:table-column table:style-name="Table55.E"/>
        <table:table-row>
          <table:table-cell table:style-name="Table55.A1" table:number-columns-spanned="4" office:value-type="string">
            <text:p text:style-name="P11">Code</text:p>
          </table:table-cell>
          <table:covered-table-cell/>
          <table:covered-table-cell/>
          <table:covered-table-cell/>
          <table:table-cell table:style-name="Table55.E1" office:value-type="string">
            <text:p text:style-name="P33">Description</text:p>
          </table:table-cell>
        </table:table-row>
        <table:table-row>
          <table:table-cell table:style-name="Table55.A2" office:value-type="string">
            <text:p text:style-name="P32">F</text:p>
          </table:table-cell>
          <table:table-cell table:style-name="Table55.A2" office:value-type="string">
            <text:p text:style-name="P32">-</text:p>
          </table:table-cell>
          <table:table-cell table:style-name="Table55.A2" office:value-type="string">
            <text:p text:style-name="P32">-</text:p>
          </table:table-cell>
          <table:table-cell table:style-name="Table55.A2" office:value-type="string">
            <text:p text:style-name="P32">-</text:p>
          </table:table-cell>
          <table:table-cell table:style-name="Table55.E2" office:value-type="string">
            <text:p text:style-name="Table_20_Contents">Generic fOOrth native exception code.</text:p>
          </table:table-cell>
        </table:table-row>
        <table:table-row>
          <table:table-cell table:style-name="Table55.A2" office:value-type="string">
            <text:p text:style-name="P32">F</text:p>
          </table:table-cell>
          <table:table-cell table:style-name="Table55.A2" office:value-type="string">
            <text:p text:style-name="P32">1</text:p>
          </table:table-cell>
          <table:table-cell table:style-name="Table55.A2" office:value-type="string">
            <text:p text:style-name="P32">-</text:p>
          </table:table-cell>
          <table:table-cell table:style-name="Table55.A2" office:value-type="string">
            <text:p text:style-name="P32">-</text:p>
          </table:table-cell>
          <table:table-cell table:style-name="Table55.E2" office:value-type="string">
            <text:p text:style-name="Table_20_Contents">Compile time error codes</text:p>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F</text:p>
          </table:table-cell>
          <table:table-cell table:style-name="Table55.A2" office:value-type="string">
            <text:p text:style-name="P32">2</text:p>
          </table:table-cell>
          <table:table-cell table:style-name="Table55.A2" office:value-type="string">
            <text:p text:style-name="P32">-</text:p>
          </table:table-cell>
          <table:table-cell table:style-name="Table55.A2" office:value-type="string">
            <text:p text:style-name="P32">-</text:p>
          </table:table-cell>
          <table:table-cell table:style-name="Table55.E2" office:value-type="string">
            <text:p text:style-name="Table_20_Contents">Run time error codes</text:p>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row>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E2" office:value-type="string">
            <text:p text:style-name="Table_20_Contents"/>
          </table:table-cell>
        </table:table-row>
      </table:table>
      <text:p text:style-name="Text_20_body"/>
      <text:h text:style-name="Heading_20_1" text:outline-level="1"><text:alphabetical-index-mark-start text:id="IMark97473724"/>Array<text:alphabetical-index-mark-end text:id="IMark9747372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7473724"/>Class<text:alphabetical-index-mark-end text:id="IMark9747372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7473724"/>Complex<text:alphabetical-index-mark-end text:id="IMark9747372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7473580"/>.cbrt<text:alphabetical-index-mark-end text:id="IMark9747358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7474636"/>.e**<text:alphabetical-index-mark-end text:id="IMark9747463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7473580"/>.split<text:alphabetical-index-mark-end text:id="IMark9747358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7474636"/>.sqrt<text:alphabetical-index-mark-end text:id="IMark9747463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97474588"/>Exception<text:alphabetical-index-mark-end text:id="IMark97474588"/></text:h>
      <text:p text:style-name="Text_20_body"/>
      <text:p text:style-name="Text_20_body">Inheritance: Exception <text:span text:style-name="T9">←</text:span> Object</text:p>
      <text:p text:style-name="Text_20_body"/>
      <text:h text:style-name="Heading_20_2" text:outline-level="2"/>
      <text:h text:style-name="Heading_20_1" text:outline-level="1"><text:alphabetical-index-mark-start text:id="IMark97474588"/>FalseClass<text:alphabetical-index-mark-end text:id="IMark9747458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7474636"/>&amp;&amp;<text:alphabetical-index-mark-end text:id="IMark9747463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7474636"/>^^<text:alphabetical-index-mark-end text:id="IMark9747463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7474636"/>||<text:alphabetical-index-mark-end text:id="IMark9747463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97474588"/>Float<text:alphabetical-index-mark-end text:id="IMark9747458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8410776"/>Hash<text:alphabetical-index-mark-end text:id="IMark14841077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8410776"/>InStream<text:alphabetical-index-mark-end text:id="IMark14841077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48410776"/>Integer<text:alphabetical-index-mark-end text:id="IMark14841077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48411016"/><text:alphabetical-index-mark-start text:id="IMark148413848"/>MaxNumeric<text:alphabetical-index-mark-end text:id="IMark148413848"/><text:alphabetical-index-mark-end text:id="IMark14841101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8411016"/><text:alphabetical-index-mark-start text:id="IMark148413848"/>MinNumeric<text:alphabetical-index-mark-end text:id="IMark148413848"/><text:alphabetical-index-mark-end text:id="IMark14841101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8411016"/><text:alphabetical-index-mark-start text:id="IMark148413848"/><text:alphabetical-index-mark-start text:id="IMark148412456"/>NilClass<text:alphabetical-index-mark-end text:id="IMark148412456"/><text:alphabetical-index-mark-end text:id="IMark148413848"/><text:alphabetical-index-mark-end text:id="IMark14841101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8410776"/>&amp;&amp;<text:alphabetical-index-mark-end text:id="IMark14841077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8410776"/>^^<text:alphabetical-index-mark-end text:id="IMark14841077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8410776"/>||<text:alphabetical-index-mark-end text:id="IMark14841077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8411016"/>Numeric<text:alphabetical-index-mark-end text:id="IMark14841101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97351332"/>Object<text:alphabetical-index-mark-end text:id="IMark9735133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27983524"/>&amp;&amp;<text:alphabetical-index-mark-end text:id="IMark127983524"/>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27983524"/>)methods<text:alphabetical-index-mark-end text:id="IMark127983524"/>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27983524"/>.<text:alphabetical-index-mark-end text:id="IMark127983524"/>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27983524"/>.::<text:alphabetical-index-mark-end text:id="IMark127983524"/>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27983524"/>inst:<text:alphabetical-index-mark-end text:id="IMark12798352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27983524"/>local:<text:alphabetical-index-mark-end text:id="IMark12798352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27983524"/>super<text:alphabetical-index-mark-end text:id="IMark12798352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27983524"/>;<text:alphabetical-index-mark-end text:id="IMark12798352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27983524"/>.class<text:alphabetical-index-mark-end text:id="IMark12798352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27983524"/>.clone<text:alphabetical-index-mark-end text:id="IMark12798352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27983524"/>.copy<text:alphabetical-index-mark-end text:id="IMark12798352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27983524"/>.init<text:alphabetical-index-mark-end text:id="IMark12798352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27983524"/>.is_class?<text:alphabetical-index-mark-end text:id="IMark12798352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27983524"/>.name<text:alphabetical-index-mark-end text:id="IMark12798352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27983524"/>.strlen<text:alphabetical-index-mark-end text:id="IMark12798352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27983524"/>.to_f<text:alphabetical-index-mark-end text:id="IMark12798352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27983524"/>.to_f!<text:alphabetical-index-mark-end text:id="IMark12798352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27983524"/>.to_i<text:alphabetical-index-mark-end text:id="IMark12798352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27983524"/>.to_i!<text:alphabetical-index-mark-end text:id="IMark12798352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27983524"/>.to_n<text:alphabetical-index-mark-end text:id="IMark12798352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27983524"/>.to_n!<text:alphabetical-index-mark-end text:id="IMark12798352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27983524"/>.to_r<text:alphabetical-index-mark-end text:id="IMark12798352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27983524"/>.to_r!<text:alphabetical-index-mark-end text:id="IMark12798352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27983524"/>.to_s<text:alphabetical-index-mark-end text:id="IMark12798352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27983524"/>.to_x<text:alphabetical-index-mark-end text:id="IMark12798352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27983524"/>.to_x!<text:alphabetical-index-mark-end text:id="IMark12798352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27983524"/>&lt;&gt;<text:alphabetical-index-mark-end text:id="IMark12798352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27983524"/>=<text:alphabetical-index-mark-end text:id="IMark12798352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27983524"/>^^<text:alphabetical-index-mark-end text:id="IMark12798352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27983524"/>distinct?<text:alphabetical-index-mark-end text:id="IMark12798352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27983524"/>identical?<text:alphabetical-index-mark-end text:id="IMark12798352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27983524"/>max<text:alphabetical-index-mark-end text:id="IMark12798352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27983524"/>min<text:alphabetical-index-mark-end text:id="IMark12798352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27983524"/>nil&lt;&gt;<text:alphabetical-index-mark-end text:id="IMark12798352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27983524"/>nil=<text:alphabetical-index-mark-end text:id="IMark12798352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27983524"/>not<text:alphabetical-index-mark-end text:id="IMark12798352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27983524"/>||<text:alphabetical-index-mark-end text:id="IMark12798352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7351332"/>OutStream<text:alphabetical-index-mark-end text:id="IMark9735133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97351332"/>Procedure<text:alphabetical-index-mark-end text:id="IMark9735133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7351332"/>Queue<text:alphabetical-index-mark-end text:id="IMark9735133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97351332"/>Rational<text:alphabetical-index-mark-end text:id="IMark9735133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7352532"/>.split<text:alphabetical-index-mark-end text:id="IMark973525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8412984"/>Stack<text:alphabetical-index-mark-end text:id="IMark14841298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48412984"/>String<text:alphabetical-index-mark-end text:id="IMark14841298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8412984"/>Thread<text:alphabetical-index-mark-end text:id="IMark14841298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8412984"/><text:alphabetical-index-mark-start text:id="IMark148412600"/><text:alphabetical-index-mark-start text:id="IMark148414280"/>TrueClass<text:alphabetical-index-mark-end text:id="IMark148414280"/><text:alphabetical-index-mark-end text:id="IMark148412600"/><text:alphabetical-index-mark-end text:id="IMark14841298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text:alphabetical-index-mark-start text:id="IMark148412984"/>VirtualMachine<text:alphabetical-index-mark-end text:id="IMark14841298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8412984"/>Commands<text:alphabetical-index-mark-end text:id="IMark14841298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6">A</text:p>
          <text:p text:style-name="P35">Array<text:tab/>27</text:p>
          <text:p text:style-name="P36">C</text:p>
          <text:p text:style-name="P35">Class<text:tab/>28</text:p>
          <text:p text:style-name="P35">Classes<text:tab/>20</text:p>
          <text:p text:style-name="P35">Commands<text:tab/>64</text:p>
          <text:p text:style-name="P35">Complex<text:tab/>29</text:p>
          <text:p text:style-name="P36">D</text:p>
          <text:p text:style-name="P35">Demo.rb<text:tab/>10</text:p>
          <text:p text:style-name="P35">distinct?<text:tab/>50</text:p>
          <text:p text:style-name="P35">do_map_name<text:tab/>24</text:p>
          <text:p text:style-name="P35">drop<text:tab/>17</text:p>
          <text:p text:style-name="P35">dup<text:tab/>17</text:p>
          <text:p text:style-name="P36">E</text:p>
          <text:p text:style-name="P35">Exception<text:tab/>31</text:p>
          <text:p text:style-name="P36">F</text:p>
          <text:p text:style-name="P35">FalseClass<text:tab/>32</text:p>
          <text:p text:style-name="P35">Float<text:tab/>34</text:p>
          <text:p text:style-name="P36">H</text:p>
          <text:p text:style-name="P35">Hash<text:tab/>35</text:p>
          <text:p text:style-name="P36">I</text:p>
          <text:p text:style-name="P35">identical?<text:tab/>51</text:p>
          <text:p text:style-name="P35">Inheritance<text:tab/>21</text:p>
          <text:p text:style-name="P35">inst:<text:tab/>44</text:p>
          <text:p text:style-name="P35">InStream<text:tab/>36</text:p>
          <text:p text:style-name="P35">Integer<text:tab/>37</text:p>
          <text:p text:style-name="P36">L</text:p>
          <text:p text:style-name="P35">Late Binding<text:tab/>21</text:p>
          <text:p text:style-name="P35">local:<text:tab/>44</text:p>
          <text:p text:style-name="P36">M</text:p>
          <text:p text:style-name="P35">max<text:tab/>51</text:p>
          <text:p text:style-name="P35">MaxNumeric<text:tab/>39</text:p>
          <text:p text:style-name="P35">Method Mapping<text:tab/>22</text:p>
          <text:p text:style-name="P35">Methods<text:tab/>21</text:p>
          <text:p text:style-name="P35">min<text:tab/>51</text:p>
          <text:p text:style-name="P35">MinNumeric<text:tab/>40</text:p>
          <text:p text:style-name="P36">N</text:p>
          <text:p text:style-name="P35">nil&lt;&gt;<text:tab/>52</text:p>
          <text:p text:style-name="P35">nil=<text:tab/>52</text:p>
          <text:p text:style-name="P35">NilClass<text:tab/>41</text:p>
          <text:p text:style-name="P35">nip<text:tab/>17</text:p>
          <text:p text:style-name="P35">not<text:tab/>52</text:p>
          <text:p text:style-name="P35">Numeric<text:tab/>42</text:p>
          <text:p text:style-name="P36">O</text:p>
          <text:p text:style-name="P35">Object<text:tab/>43</text:p>
          <text:p text:style-name="P35">OutStream<text:tab/>53</text:p>
          <text:p text:style-name="P35">over<text:tab/>17</text:p>
          <text:p text:style-name="P36">P</text:p>
          <text:p text:style-name="P35">pick<text:tab/>17</text:p>
          <text:p text:style-name="P35">Polymorphism<text:tab/>21</text:p>
          <text:p text:style-name="P35">Procedure<text:tab/>54</text:p>
          <text:p text:style-name="P36">Q</text:p>
          <text:p text:style-name="P35">Queue<text:tab/>55</text:p>
          <text:p text:style-name="P36">R</text:p>
          <text:p text:style-name="P35">Rake<text:tab/>10</text:p>
          <text:p text:style-name="P35">Rational<text:tab/>56</text:p>
          <text:p text:style-name="P35">Routing<text:tab/>23</text:p>
          <text:p text:style-name="P36">S</text:p>
          <text:p text:style-name="P35">Stack<text:tab/>58</text:p>
          <text:p text:style-name="P35">String<text:tab/>59</text:p>
          <text:p text:style-name="P35">super<text:tab/>44</text:p>
          <text:p text:style-name="P35">swap<text:tab/>18</text:p>
          <text:p text:style-name="P35">SymbolMap<text:tab/>22</text:p>
          <text:p text:style-name="P36">T</text:p>
          <text:p text:style-name="P35">Thread<text:tab/>60</text:p>
          <text:p text:style-name="P35">TrueClass<text:tab/>61</text:p>
          <text:p text:style-name="P35">tuck<text:tab/>18</text:p>
          <text:p text:style-name="P36">V</text:p>
          <text:p text:style-name="P35">VirtualMachine<text:tab/>62</text:p>
          <text:p text:style-name="P36">^</text:p>
          <text:p text:style-name="P35">^^<text:tab/>32, 41, 50</text:p>
          <text:p text:style-name="P36">;</text:p>
          <text:p text:style-name="P35">;<text:tab/>44</text:p>
          <text:p text:style-name="P36">:</text:p>
          <text:p text:style-name="P35">:<text:tab/>23</text:p>
          <text:p text:style-name="P36">.</text:p>
          <text:p text:style-name="P35">.<text:tab/>43</text:p>
          <text:p text:style-name="P35">.:<text:tab/>23</text:p>
          <text:p text:style-name="P35">.::<text:tab/>23, 44</text:p>
          <text:p text:style-name="P35">.cbrt<text:tab/>30</text:p>
          <text:p text:style-name="P35">.class<text:tab/>44</text:p>
          <text:p text:style-name="P35">.clone<text:tab/>45</text:p>
          <text:p text:style-name="P35">.copy<text:tab/>45</text:p>
          <text:p text:style-name="P35">.e**<text:tab/>30</text:p>
          <text:p text:style-name="P35">.init<text:tab/>45</text:p>
          <text:p text:style-name="P35">.is_class?<text:tab/>45</text:p>
          <text:p text:style-name="P35">.name<text:tab/>46</text:p>
          <text:p text:style-name="P35">.split<text:tab/>30, 56</text:p>
          <text:p text:style-name="P35">.sqrt<text:tab/>30</text:p>
          <text:p text:style-name="P35">.strlen<text:tab/>46</text:p>
          <text:p text:style-name="P35">.to_f<text:tab/>46</text:p>
          <text:p text:style-name="P35">.to_f!<text:tab/>47</text:p>
          <text:p text:style-name="P35">.to_i<text:tab/>47</text:p>
          <text:p text:style-name="P35">.to_i!<text:tab/>47</text:p>
          <text:p text:style-name="P35">.to_n<text:tab/>47</text:p>
          <text:p text:style-name="P35">.to_n!<text:tab/>48</text:p>
          <text:p text:style-name="P35">.to_r<text:tab/>48</text:p>
          <text:p text:style-name="P35">.to_r!<text:tab/>49</text:p>
          <text:p text:style-name="P35">.to_s<text:tab/>49</text:p>
          <text:p text:style-name="P35">.to_x<text:tab/>49</text:p>
          <text:p text:style-name="P35">.to_x!<text:tab/>50</text:p>
          <text:p text:style-name="P36">)</text:p>
          <text:p text:style-name="P35">)methods<text:tab/>43</text:p>
          <text:p text:style-name="P36">&amp;</text:p>
          <text:p text:style-name="P35">&amp;&amp;<text:tab/>32, 41, 43</text:p>
          <text:p text:style-name="P36">&lt;</text:p>
          <text:p text:style-name="P35">&lt;&gt;<text:tab/>50</text:p>
          <text:p text:style-name="P36">=</text:p>
          <text:p text:style-name="P35">=<text:tab/>50</text:p>
          <text:p text:style-name="P36">|</text:p>
          <text:p text:style-name="P35">||<text:tab/>32, 41, 52</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0</text:page-number> of <text:page-count>7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21H10M22S</meta:editing-duration>
    <meta:editing-cycles>1009</meta:editing-cycles>
    <meta:generator>OpenOffice/4.1.1$Win32 OpenOffice.org_project/411m6$Build-9775</meta:generator>
    <dc:date>2015-02-08T19:15:05.84</dc:date>
    <dc:creator>Peter Camilleri</dc:creator>
    <meta:document-statistic meta:table-count="55" meta:image-count="0" meta:object-count="0" meta:page-count="70" meta:paragraph-count="1588" meta:word-count="10098" meta:character-count="62646"/>
    <meta:template xlink:type="simple" xlink:actuate="onRequest" xlink:title="MyDefault" xlink:href="../../../../OpenOffice.org/3/user/template/MyDefault.ott" meta:date="2014-06-26T22:09:00.24"/>
  </office:meta>
</office:document-meta>
</file>